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auto-grow-height="false" fo:min-height="0.25cm" fo:min-width="4.25cm"/>
    </style:style>
    <style:style style:name="gr2" style:family="graphic" style:parent-style-name="standard">
      <style:graphic-properties draw:fill-color="#e0e0e0" draw:auto-grow-height="false" fo:min-height="0.751cm" fo:min-width="12.501cm"/>
    </style:style>
    <style:style style:name="gr3" style:family="graphic" style:parent-style-name="standard">
      <style:graphic-properties draw:stroke="notprsubset" svg:stroke-color="#000000" draw:fill-color="#ffffff" draw:auto-grow-height="true" draw:auto-grow-width="true" fo:min-height="0.738cm" fo:min-width="5.497cm"/>
      <style:paragraph-properties style:writing-mode="malignmark"/>
    </style:style>
    <style:style style:name="gr4" style:family="graphic" style:parent-style-name="objectwithoutfill">
      <style:graphic-properties svg:stroke-width="0.1cm" svg:stroke-color="#ff0000" draw:marker-start-width="0.5cm" draw:marker-end-width="0.5cm" fo:padding-top="0.175cm" fo:padding-bottom="0.175cm" fo:padding-left="0.3cm" fo:padding-right="0.3cm"/>
    </style:style>
    <style:style style:name="gr5" style:family="graphic" style:parent-style-name="standard">
      <style:graphic-properties draw:stroke="notprsubset" svg:stroke-color="#000000" draw:fill-color="#ffffff" draw:auto-grow-height="true" draw:auto-grow-width="false" fo:min-height="0.738cm" fo:min-width="0cm"/>
      <style:paragraph-properties style:writing-mode="malignmark"/>
    </style:style>
    <style:style style:name="gr6" style:family="graphic" style:parent-style-name="standard">
      <style:graphic-properties draw:stroke="notprsubset" svg:stroke-color="#000000" draw:fill-color="#ffffff" draw:auto-grow-height="true" draw:auto-grow-width="false" fo:min-height="1.475cm" fo:min-width="0cm"/>
      <style:paragraph-properties style:writing-mode="malignmark"/>
    </style:style>
    <style:style style:name="gr7" style:family="graphic" style:parent-style-name="standard">
      <style:graphic-properties svg:stroke-width="0.1cm" svg:stroke-color="#000000" draw:marker-start-width="0.5cm" draw:marker-end-width="0.5cm" draw:fill-color="#fafafa" draw:auto-grow-height="false" fo:min-height="3.068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tprsubset" svg:stroke-color="#000000" draw:fill-color="#ffffff" draw:auto-grow-height="true" draw:auto-grow-width="true" fo:min-height="0.738cm" fo:min-width="3.863cm"/>
      <style:paragraph-properties style:writing-mode="malignmark"/>
    </style:style>
    <style:style style:name="gr9" style:family="graphic" style:parent-style-name="standard">
      <style:graphic-properties svg:stroke-width="0.1cm" svg:stroke-color="#000000" draw:marker-start-width="0.5cm" draw:marker-end-width="0.5cm" draw:fill-color="#fafafa" draw:auto-grow-height="false" fo:min-height="1.92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tprsubset" svg:stroke-color="#000000" draw:fill-color="#ffffff" draw:auto-grow-height="true" draw:auto-grow-width="false" fo:min-height="0.738cm" fo:min-width="3.776cm"/>
      <style:paragraph-properties style:writing-mode="malignmark"/>
    </style:style>
    <style:style style:name="gr11" style:family="graphic" style:parent-style-name="standard">
      <style:graphic-properties draw:stroke="notprsubset" draw:fill-color="#ff0000" draw:auto-grow-height="false" fo:min-height="0.6cm" fo:min-width="0.208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e0e0e0"/>
      <style:paragraph-properties fo:text-align="center"/>
    </style:style>
    <style:style style:name="P3" style:family="paragraph">
      <loext:graphic-properties draw:fill-color="#ffffff"/>
      <style:paragraph-properties style:writing-mode="malignmark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malignmark"/>
      <style:text-properties fo:font-weight="bold" style:font-weight-asian="bold" style:font-weight-complex="bold"/>
    </style:style>
    <style:style style:name="P6" style:family="paragraph">
      <loext:graphic-properties draw:fill-color="#fafafa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5cm" svg:height="0.5cm" svg:x="10.25cm" svg:y="4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3cm" svg:height="1cm" svg:x="5.95cm" svg:y="2.5cm">
          <text:p/>
          <draw:enhanced-geometry svg:viewBox="0 0 21600 21600" draw:text-areas="0 0 21600 21600" draw:type="pentagon-right" draw:modifiers="19926.95946465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5.997cm" svg:height="0.988cm" svg:x="10.153cm" svg:y="1.45cm">
          <draw:text-box>
            <text:p>RNA modification</text:p>
          </draw:text-box>
        </draw:frame>
        <draw:custom-shape draw:style-name="gr1" draw:text-style-name="P1" draw:layer="layout" svg:width="4.75cm" svg:height="0.5cm" svg:x="10.25cm" svg:y="5.001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75cm" svg:height="0.5cm" svg:x="10.25cm" svg:y="6.002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75cm" svg:height="0.5cm" svg:x="10.25cm" svg:y="7.003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75cm" svg:height="0.5cm" svg:x="7.75cm" svg:y="8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75cm" svg:height="0.5cm" svg:x="8.25cm" svg:y="9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75cm" svg:height="0.5cm" svg:x="8.75cm" svg:y="10cm">
          <text:p/>
          <draw:enhanced-geometry svg:viewBox="0 0 21600 21600" draw:mirror-vertical="false" draw:mirror-horizontal="true" draw:text-areas="0 0 21600 21600" draw:type="pentagon-right" draw:modifiers="18699.38960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10.25cm" svg:y1="1.55cm" svg:x2="10.25cm" svg:y2="7.7cm">
          <text:p/>
        </draw:line>
        <draw:frame draw:style-name="gr5" draw:text-style-name="P5" draw:layer="layout" svg:width="2.688cm" svg:height="0.988cm" svg:x="1.812cm" svg:y="2.512cm">
          <draw:text-box>
            <text:p><text:span text:style-name="T1">mRNA</text:span></text:p>
          </draw:text-box>
        </draw:frame>
        <draw:frame draw:style-name="gr6" draw:text-style-name="P5" draw:layer="layout" svg:width="3.638cm" svg:height="1.725cm" svg:x="1.712cm" svg:y="6.275cm">
          <draw:text-box>
            <text:p><text:span text:style-name="T1">Mapped reads </text:span></text:p>
          </draw:text-box>
        </draw:frame>
        <draw:custom-shape draw:style-name="gr7" draw:text-style-name="P6" draw:layer="layout" svg:width="0.5cm" svg:height="3.5cm" svg:x="1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4.363cm" svg:height="0.988cm" svg:x="16.137cm" svg:y="5.262cm">
          <draw:text-box>
            <text:p>Arrest reads</text:p>
          </draw:text-box>
        </draw:frame>
        <draw:custom-shape draw:style-name="gr9" draw:text-style-name="P6" draw:layer="layout" svg:width="0.49cm" svg:height="2.4cm" svg:x="15.6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3" draw:layer="layout" svg:width="4.8cm" svg:height="0.988cm" svg:x="16.2cm" svg:y="8.75cm">
          <draw:text-box>
            <text:p>Read through </text:p>
          </draw:text-box>
        </draw:frame>
        <draw:custom-shape draw:style-name="gr11" draw:text-style-name="P7" draw:layer="layout" svg:width="1cm" svg:height="1.2cm" svg:x="9.719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svg:stroke-width="0cm" svg:stroke-color="#3465a4" draw:marker-start-width="0.2cm" draw:marker-start-center="false" draw:marker-end-width="0.2cm" draw:marker-end-center="false" draw:fill-color="#729fcf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withoutfill" style:family="graphic" style:parent-style-name="standard">
      <style:graphic-properties svg:stroke-color="#000000"/>
    </style:style>
    <style:style style:name="Object_20_with_20_no_20_fill_20_and_20_no_20_line" style:display-name="Object with no fill and no line" style:family="graphic" style:parent-style-name="standard"/>
    <style:style style:name="Text" style:family="graphic">
      <style:graphic-properties draw:stroke="source-cell-range-addresses" svg:stroke-color="#cccccc" draw:fill="source-cell-range-addresses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tprsubset"/>
      <style:text-properties fo:font-size="18pt"/>
    </style:style>
    <style:style style:name="Title_20_A4" style:display-name="Title A4" style:family="graphic" style:parent-style-name="A4">
      <style:graphic-properties draw:stroke="notprsubset"/>
      <style:text-properties fo:font-size="44pt"/>
    </style:style>
    <style:style style:name="Heading_20_A4" style:display-name="Heading A4" style:family="graphic" style:parent-style-name="A4">
      <style:graphic-properties draw:stroke="notprsubset"/>
      <style:text-properties fo:font-size="24pt"/>
    </style:style>
    <style:style style:name="Text_20_A4" style:display-name="Text A4" style:family="graphic" style:parent-style-name="A4">
      <style:graphic-properties draw:stroke="notprsubset"/>
    </style:style>
    <style:style style:name="A4" style:family="graphic" style:parent-style-name="Text">
      <style:graphic-properties draw:fill="notprsubset"/>
      <style:text-properties fo:font-size="18pt"/>
    </style:style>
    <style:style style:name="Title_20_A0" style:display-name="Title A0" style:family="graphic" style:parent-style-name="A4">
      <style:graphic-properties draw:stroke="notprsubset"/>
      <style:text-properties fo:font-size="96pt"/>
    </style:style>
    <style:style style:name="Heading_20_A0" style:display-name="Heading A0" style:family="graphic" style:parent-style-name="A4">
      <style:graphic-properties draw:stroke="notprsubset"/>
      <style:text-properties fo:font-size="72pt"/>
    </style:style>
    <style:style style:name="Text_20_A0" style:display-name="Text A0" style:family="graphic" style:parent-style-name="A4">
      <style:graphic-properties draw:stroke="notprsubset"/>
    </style:style>
    <style:style style:name="Graphic" style:family="graphic">
      <style:graphic-properties draw:fill="source-cell-range-addresses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tprsubset" draw:fill="gradientTransform" draw:fill-gradient-name="Shapes"/>
      <style:text-properties fo:font-size="14pt" fo:font-weight="bold"/>
    </style:style>
    <style:style style:name="Filled" style:family="graphic">
      <style:graphic-properties svg:stroke-color="#000000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urce-cell-range-addresses" svg:stroke-color="#000000" draw:fill="notprsubset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ta-label-number"/>
    </style:style>
    <style:style style:name="text" style:family="graphic" style:parent-style-name="standard"/>
    <style:style style:name="title" style:family="graphic" style:parent-style-name="standard">
      <style:text-properties fo:font-size="44pt"/>
    </style:style>
    <style:style style:name="headline" style:family="graphic" style:parent-style-name="standard"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svg:stroke-color="#000000" draw:marker-start="Arrow" draw:marker-start-width="0.2cm" draw:marker-end="Arrow" draw:marker-end-width="0.2c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tprsubse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5-18T23:12:10.768401473</dc:date>
    <dc:creator>Michael Piechotta</dc:creator>
    <meta:editing-duration>PT16S</meta:editing-duration>
    <meta:editing-cycles>1</meta:editing-cycles>
    <meta:document-statistic meta:object-count="17"/>
    <meta:generator>LibreOffice/7.0.5.2$Linux_X86_64 LibreOffice_project/00$Build-2</meta:generator>
  </office:meta>
</office:document-meta>
</file>